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668" officeooo:paragraph-rsid="0005c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u texte seuleme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6:53:39.631560335</meta:creation-date>
    <dc:date>2022-07-05T16:54:13.718664595</dc:date>
    <meta:editing-duration>PT34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6.4.7.2$Linux_X86_64 LibreOffice_project/40$Build-2</meta:generator>
  </office:meta>
</office:document-meta>
</file>